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LOC</text:p>
          </table:table-cell>
          <table:table-cell office:value-type="string">
            <text:p>contracts</text:p>
          </table:table-cell>
          <table:table-cell office:value-type="string">
            <text:p>contract LOC total</text:p>
          </table:table-cell>
        </table:table-row>
        <table:table-row table:style-name="ro1">
          <table:table-cell office:value-type="string">
            <text:p>Split-at-delimit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pan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plitoff-prefix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plitoff-prefix-upr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plitoff-prefix-chr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Split-on-token-gen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plit-on-token-chr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plit-on-tok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5">02/05/2011</text:date>, <text:time>14:5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Russell</meta:initial-creator>
    <meta:creation-date>2011-01-31T17:35:10</meta:creation-date>
    <dc:date>2011-02-05T14:59:09</dc:date>
    <dc:creator>Kye </dc:creator>
    <meta:editing-duration>PT00H11M51S</meta:editing-duration>
    <meta:editing-cycles>2</meta:editing-cycles>
    <meta:generator>OpenOffice.org/3.2$Linux OpenOffice.org_project/320m12$Build-9483</meta:generator>
    <meta:document-statistic meta:table-count="3" meta:cell-count="31" meta:object-count="0"/>
  </office:meta>
</office:document-meta>
</file>